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580000001F05AC5E64C9D37ACD.png" manifest:media-type="image/png"/>
  <manifest:file-entry manifest:full-path="Pictures/10000201000004B00000033745B9F7C94E2045CB.png" manifest:media-type="image/png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2-title">
      <style:graphic-properties draw:auto-grow-height="true" fo:min-height="3.163cm"/>
    </style:style>
    <style:style style:name="pr5" style:family="presentation" style:parent-style-name="Standard_20_2-outline1">
      <style:graphic-properties fo:min-height="11.929cm"/>
    </style:style>
    <style:style style:name="pr6" style:family="presentation" style:parent-style-name="Standard_20_2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draw:auto-grow-height="true" fo:min-height="3.163cm"/>
    </style:style>
    <style:style style:name="pr8" style:family="presentation" style:parent-style-name="Standard_20_1-outline1">
      <style:graphic-properties fo:min-height="11.929cm"/>
    </style:style>
    <style:style style:name="pr9" style:family="presentation" style:parent-style-name="Standard_20_1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draw:auto-grow-height="true" fo:min-height="3.163cm"/>
    </style:style>
    <style:style style:name="pr11" style:family="presentation" style:parent-style-name="Standard_20_3-outline1">
      <style:graphic-properties fo:min-height="11.92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r13" style:family="presentation" style:parent-style-name="Standard_20_3-title">
      <style:graphic-properties fo:min-height="3.163cm"/>
    </style:style>
    <style:style style:name="pr14" style:family="presentation" style:parent-style-name="Standard_20_3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  <style:text-properties fo:font-size="36pt" fo:language="en" fo:country="US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HTTP 2</text:p>
          </draw:text-box>
        </draw:frame>
        <draw:frame presentation:style-name="pr2" draw:layer="layout" svg:width="24.639cm" svg:height="7.2cm" svg:x="1.016cm" svg:y="12.95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Conten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at is HTTP?</text:p>
              </text:list-item>
              <text:list-item>
                <text:p>HTTP/2 vs HTTP/1.x</text:p>
              </text:list-item>
              <text:list-item>
                <text:p>Features of HTTP/2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HTTP/2 vs HTTP/1.1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he differences do not require any changes to how existing web applications work – same protocol semantics</text:p>
              </text:list-item>
              <text:list-item>
                <text:p>HTTP/2 leaves most of HTTP 1.1's high-level syntax, such as methods, status codes, header fields, and URIs, the same</text:p>
              </text:list-item>
              <text:list-item>
                <text:p>New applications can take advantage of new features for increased speed.</text:p>
              </text:list-item>
              <text:list-item>
                <text:p>What is new is how the data is framed and transported between the client and the serve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.023cm" svg:height="12.179cm" svg:x="1.4cm" svg:y="4.914cm" presentation:class="outline" presentation:placeholder="true">
          <draw:text-box/>
        </draw:frame>
        <draw:frame presentation:style-name="pr1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3">
        <office:forms form:automatic-focus="false" form:apply-design-mode="false"/>
        <draw:frame presentation:style-name="pr13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.023cm" svg:height="12.179cm" svg:x="1.4cm" svg:y="4.914cm" presentation:class="outline" presentation:placeholder="true">
          <draw:text-box/>
        </draw:frame>
        <draw:frame presentation:style-name="pr11" draw:layer="layout" svg:width="12.023cm" svg:height="12.179cm" svg:x="14.025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2T3">
        <office:forms form:automatic-focus="false" form:apply-design-mode="false"/>
        <draw:frame presentation:style-name="pr13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.023cm" svg:height="12.179cm" svg:x="1.4cm" svg:y="4.914cm" presentation:class="outline" presentation:placeholder="true">
          <draw:text-box/>
        </draw:frame>
        <draw:frame presentation:style-name="pr11" draw:layer="layout" svg:width="12.023cm" svg:height="12.179cm" svg:x="14.025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3T19">
        <office:forms form:automatic-focus="false" form:apply-design-mode="false"/>
        <draw:frame presentation:style-name="pr1" draw:text-style-name="P3" draw:layer="layout" svg:width="18.599cm" svg:height="3.506cm" svg:x="7.3cm" svg:y="8.8cm" presentation:class="title" presentation:user-transformed="true">
          <draw:text-box>
            <text:p><text:span text:style-name="T1">This work is licensed under</text:span><text:span text:style-name="T1"><text:line-break/></text:span><text:span text:style-name="T1">a Creative Commons Attribution-ShareAlike 3.0 Unported License.</text:span><text:span text:style-name="T1"><text:line-break/></text:span><text:span text:style-name="T1">It makes use of the works of</text:span><text:span text:style-name="T1"><text:line-break/></text:span><text:span text:style-name="T1">Kelly Loves Whales and Nick Merritt.</text:span></text:p>
          </draw:text-box>
        </draw:frame>
        <draw:frame draw:style-name="gr2" draw:text-style-name="P4" draw:layer="layout" svg:width="2.327cm" svg:height="0.819cm" svg:x="3.473cm" svg:y="10.2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4T20:25:34.996662353</meta:creation-date>
    <meta:editing-duration>PT12M</meta:editing-duration>
    <meta:editing-cycles>2</meta:editing-cycles>
    <meta:generator>LibreOffice/6.3.3.2.0$Linux_X86_64 LibreOffice_project/3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19-12-04T20:37:33.985174101</dc:date>
    <meta:document-statistic meta:object-count="89"/>
  </office:meta>
</office:document-meta>
</file>